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körper_20_Einrückung_20_Organon">
      <style:text-properties fo:font-weight="bold" officeooo:rsid="001610af" officeooo:paragraph-rsid="001610af" style:font-weight-asian="bold" style:font-weight-complex="bold"/>
    </style:style>
    <style:style style:name="P2" style:family="paragraph" style:parent-style-name="Textkörper_20_Einrückung_20_Organon">
      <style:text-properties fo:font-weight="normal" officeooo:rsid="001610af" officeooo:paragraph-rsid="001610af" style:font-weight-asian="normal" style:font-weight-complex="normal"/>
    </style:style>
    <style:style style:name="P3" style:family="paragraph" style:parent-style-name="Textkörper_20_Einrückung_20_Organon">
      <style:text-properties fo:font-weight="normal" officeooo:rsid="0016731c" officeooo:paragraph-rsid="0016731c" style:font-weight-asian="normal" style:font-weight-complex="normal"/>
    </style:style>
    <style:style style:name="T1" style:family="text">
      <style:text-properties officeooo:rsid="0016731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72">
        <text:h text:style-name="Heading_20_4" text:outline-level="4"><text:bookmark-start text:name="__RefHeading___Toc62886_1640206654"/><text:alphabetical-index-mark-start text:id="IMark91714444"/>Vorlagen<text:bookmark-end text:name="__RefHeading___Toc62886_1640206654"/><text:alphabetical-index-mark-end text:id="IMark91714444"/></text:h>
        <text:p text:style-name="Text_20_body"/>
        <text:p text:style-name="P1">Ordner aussuchen</text:p>
        <text:p text:style-name="P2">Um überhaupt Organon Vorlagen nutzen zu können, muss ein Vorlagenordner ausgesucht werden. Der Ordner kann frei auf der Festplatte des Nutzers bestimmt werden. Organon erkennt alle Ordner mit den Namen: „&lt;Name&gt;.organon“ als Organon Vorlagen.</text:p>
        <text:p text:style-name="P2"/>
        <text:p text:style-name="P1"><text:alphabetical-index-mark-start text:id="IMark91714444"/>Aktuelles Projekt als Vorlage speichern<text:alphabetical-index-mark-end text:id="IMark91714444"/></text:p>
        <text:p text:style-name="P2">Speichert das aktuelle Projekt mit dem Namen, der in das Textfeld eingegeben worden ist, in den Vorlagenordner.</text:p>
        <text:p text:style-name="P2">Vorlagen sind gewöhnliche Organon Projekte. Es können daher auch einfach Organon Projekte, die als Vorlage genutzt werden sollen, in den Vorlagenordner kopiert werden.</text:p>
        <text:p text:style-name="P2"/>
        <text:p text:style-name="P1"><text:alphabetical-index-mark-start text:id="IMark91714444"/>Vorlage löschen<text:alphabetical-index-mark-end text:id="IMark91714444"/></text:p>
        <text:p text:style-name="P2">Löscht die ausgesuchte Vorlage von der Festplatte. Endgültig.</text:p>
        <text:p text:style-name="P3">Wird die Vorlage nicht über Organon aus dem Ordner entfernt, steht sie ebenfalls nicht mehr zur Verfügung.</text:p>
        <text:p text:style-name="P2"/>
        <text:p text:style-name="P2"/>
        <text:p text:style-name="P2">Wurde die Vorlage <text:span text:style-name="T1">aus einem Projekt </text:span>mit einer Writer Vorlage erstellt, so <text:span text:style-name="T1">enthält die Organon Vorlage die Writer vorlage ebenfalls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8:24:19.180000000</dc:date>
    <meta:editing-duration>P0D</meta:editing-duration>
    <meta:editing-cycles>1</meta:editing-cycles>
    <meta:document-statistic meta:table-count="0" meta:image-count="0" meta:object-count="0" meta:page-count="1" meta:paragraph-count="10" meta:word-count="129" meta:character-count="895" meta:non-whitespace-character-count="776"/>
    <meta:generator>LibreOffice/5.0.4.2$Windows_x86 LibreOffice_project/2b9802c1994aa0b7dc6079e128979269cf95bc78</meta:generator>
  </office:meta>
</office:document-meta>
</file>